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8.024cm"/>
    </style:style>
    <style:style style:name="co4" style:family="table-column">
      <style:table-column-properties fo:break-before="auto" style:column-width="16.872cm"/>
    </style:style>
    <style:style style:name="co5" style:family="table-column">
      <style:table-column-properties fo:break-before="auto" style:column-width="9.6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5.1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uogo</text:p>
          </table:table-cell>
          <table:table-cell table:style-name="ce1" office:value-type="string">
            <text:p>sito</text:p>
          </table:table-cell>
          <table:table-cell table:style-name="ce1" office:value-type="string">
            <text:p>Chiamata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table:style-name="ce1" office:value-type="string">
            <text:p>Friuli Venezia Giulia</text:p>
          </table:table-cell>
          <table:table-cell table:style-name="ce1" office:value-type="string">
            <text:p><text:a xlink:href="https://servizionline.sanita.fvg.it/psonline/#/index">https://servizionline.sanita.fvg.it/psonline/#/index</text:a></text:p>
          </table:table-cell>
          <table:table-cell table:style-name="ce1" office:value-type="string">
            <text:p><text:a xlink:href="https://servizionline.sanita.fvg.it/tempiAttesaService/tempiAttesaPs?datetime=1486907461758">https://servizionline.sanita.fvg.it/tempiAttesaService/tempiAttesaPs?datetime=1486907461758</text:a></text:p>
          </table:table-cell>
          <table:table-cell table:style-name="ce1" office:value-type="string">
            <text:p>il JSON contiene anche le coordinate del Pronto Soccorso</text:p>
            <text:p>Da capire bene il valore del parametro "datetime" della chiamata</text:p>
          </table:table-cell>
        </table:table-row>
        <table:table-row table:style-name="ro3">
          <table:table-cell table:style-name="ce1" office:value-type="string">
            <text:p>Osp. Galliera – Genova</text:p>
          </table:table-cell>
          <table:table-cell table:style-name="ce1" office:value-type="string">
            <text:p><text:a xlink:href="https://www.galliera.it/118">https://www.galliera.it/118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4">
          <table:table-cell table:style-name="ce1" office:value-type="string">
            <text:p>Città della Salute</text:p>
          </table:table-cell>
          <table:table-cell table:style-name="ce1" office:value-type="string">
            <text:p><text:a xlink:href="http://www.cittadellasalute.to.it/index.php?option=com_content&amp;view=article&amp;id=6786:situazione-pazienti-in-pronto-soccorso&amp;catid=165:pronto-soccorso&amp;Itemid=372">http://www.cittadellasalute.to.it/index.php?option=com_content&amp;view=article&amp;id=6786:situazione-pazienti-in-pronto-soccorso&amp;catid=165:pronto-soccorso&amp;Itemid=372</text:a></text:p>
          </table:table-cell>
          <table:table-cell table:style-name="ce1"/>
          <table:table-cell table:style-name="ce1" office:value-type="string">
            <text:p>Da capire se i dati sono aggiornati</text:p>
          </table:table-cell>
        </table:table-row>
        <table:table-row table:style-name="ro4">
          <table:table-cell table:style-name="ce1" office:value-type="string">
            <text:p>Mauriziano Torino</text:p>
          </table:table-cell>
          <table:table-cell table:style-name="ce1" office:value-type="string">
            <text:p><text:a xlink:href="https://www.mauriziano.it/flex/cm/pages/ServeBLOB.php/L/IT/IDPagina/669">https://www.mauriziano.it/flex/cm/pages/ServeBLOB.php/L/IT/IDPagina/669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3">
          <table:table-cell table:style-name="ce1" office:value-type="string">
            <text:p>ASL 1 Liguria (Imperia)</text:p>
          </table:table-cell>
          <table:table-cell table:style-name="ce1" office:value-type="string">
            <text:p><text:a xlink:href="http://www.asl1.liguria.it/templateProntoSoccorso.asp">http://www.asl1.liguria.it/templateProntoSoccorso.asp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3">
          <table:table-cell table:style-name="ce1" office:value-type="string">
            <text:p>Osp. Humanitas</text:p>
          </table:table-cell>
          <table:table-cell table:style-name="ce1" office:value-type="string">
            <text:p><text:a xlink:href="http://www.humanitas.it/page/pronto-soccorso">http://www.humanitas.it/page/pronto-soccorso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3">
          <table:table-cell table:style-name="ce1" office:value-type="string">
            <text:p>Osp. Gavazzeni (Humatitas)</text:p>
          </table:table-cell>
          <table:table-cell table:style-name="ce1" office:value-type="string">
            <text:p><text:a xlink:href="http://www.gavazzeni.it/pazienti/info/pronto-soccorso">http://www.gavazzeni.it/pazienti/info/pronto-soccorso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3">
          <table:table-cell table:style-name="ce1" office:value-type="string">
            <text:p>USL 3 Pistoia</text:p>
          </table:table-cell>
          <table:table-cell table:style-name="ce1" office:value-type="string">
            <text:p><text:a xlink:href="http://www1.usl3.toscana.it/default.asp?page=ps&amp;ospedale=1">http://www1.usl3.toscana.it/default.asp?page=ps&amp;ospedale=1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3">
          <table:table-cell table:style-name="ce1" office:value-type="string">
            <text:p>Ospedali di Varese</text:p>
          </table:table-cell>
          <table:table-cell table:style-name="ce1" office:value-type="string">
            <text:p><text:a xlink:href="http://www.ospedalivarese.net/prontosoccorso/tempi-attesa-ps">http://www.ospedalivarese.net/prontosoccorso/tempi-attesa-ps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4">
          <table:table-cell table:style-name="ce1" office:value-type="string">
            <text:p>Ospedali riuniti delle marche</text:p>
          </table:table-cell>
          <table:table-cell table:style-name="ce1" office:value-type="string">
            <text:p><text:a xlink:href="http://www.ospedaliriuniti.marche.it/Digital_Signage/DS_ListaAttesaPS_lcd.aspx">http://www.ospedaliriuniti.marche.it/Digital_Signage/DS_ListaAttesaPS_lcd.aspx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3">
          <table:table-cell table:style-name="ce1" office:value-type="string">
            <text:p>Puglia</text:p>
          </table:table-cell>
          <table:table-cell table:style-name="ce1" office:value-type="string">
            <text:p><text:a xlink:href="https://www.sanita.puglia.it/pronto-soccorso-accesso-in-tempo-reale-foggia#_48_INSTANCE_ZKAWW5X3oXOM_%253Dhttps%25253A%25252F%25252Fwww.sanita.puglia.it%25252Fmonitorpo%25252Faslfg%25252Fmonitorps-web%25252Fmonitorps%25252FmonitorPSperASL.do%25253FcodNazionale%25253D160115%3D%26_48_INSTANCE_ZKAWW5X3oXOM_%3Dhttps%253A%252F%252Fwww.sanita.puglia.it%252Fmonitorpo%252Faslfg%252Fmonitorps-web%252Fmonitorps%252FmonitorPSperASL.do%253FcodNazionale%253D160115">https://www.sanita.puglia.it/pronto-soccorso-accesso-in-tempo-reale-foggia#_48_INSTANCE_ZKAWW5X3oXOM_%253Dhttps%25253A%25252F%25252Fwww.sanita.puglia.it%25252Fmonitorpo%25252Faslfg%25252Fmonitorps-web%25252Fmonitorps%25252FmonitorPSperASL.do%25253FcodNazionale%25253D160115%3D%26_48_INSTANCE_ZKAWW5X3oXOM_%3Dhttps%253A%252F%252Fwww.sanita.puglia.it%252Fmonitorpo%252Faslfg%252Fmonitorps-web%252Fmonitorps%252FmonitorPSperASL.do%253FcodNazionale%253D160115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4">
          <table:table-cell table:style-name="ce1" office:value-type="string">
            <text:p>Regione Lazio</text:p>
          </table:table-cell>
          <table:table-cell table:style-name="ce1" office:value-type="string">
            <text:p><text:a xlink:href="http://dati.lazio.it/catalog/api/action/datastore_search?resource_id=4a5a084c-b63c-4f4d-b3f0-b1163c0ad077">http://dati.lazio.it/catalog/api/action/datastore_search?resource_id=4a5a084c-b63c-4f4d-b3f0-b1163c0ad077</text:a></text:p>
          </table:table-cell>
          <table:table-cell table:style-name="ce1"/>
          <table:table-cell table:style-name="ce1" office:value-type="string">
            <text:p><text:a xlink:href="https://www.regione.lazio.it/accessiprontosoccorso/?ORDINAMENTO=SA">https://www.regione.lazio.it/accessiprontosoccorso/?ORDINAMENTO=SA</text:a></text:p>
          </table:table-cell>
        </table:table-row>
        <table:table-row table:style-name="ro4">
          <table:table-cell table:style-name="ce1" office:value-type="string">
            <text:p>Pronto Soccorso P.O. di Adria</text:p>
          </table:table-cell>
          <table:table-cell table:style-name="ce1" office:value-type="string">
            <text:p><text:a xlink:href="https://cuponline.azisanrovigo.it/psadria/">https://cuponline.azisanrovigo.it/psadria/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4">
          <table:table-cell table:style-name="ce1" office:value-type="string">
            <text:p>Ospadali riuniti di Palermo</text:p>
          </table:table-cell>
          <table:table-cell table:style-name="ce1" office:value-type="string">
            <text:p><text:a xlink:href="https://www.ospedaliriunitipalermo.it/pazienti_in_attesa_pronto_soccorso.html?tab=pagina">https://www.ospedaliriunitipalermo.it/pazienti_in_attesa_pronto_soccorso.html?tab=pagina</text:a></text:p>
          </table:table-cell>
          <table:table-cell table:style-name="ce1"/>
          <table:table-cell table:style-name="ce1"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SL Teramo</text:p>
          </table:table-cell>
          <table:table-cell office:value-type="string">
            <text:p><text:a xlink:href="http://www.aslteramo.it/SISWebOnLine/ProntoSoccorso.aspx">http://www.aslteramo.it/SISWebOnLine/ProntoSoccorso.aspx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5">
          <table:table-cell office:value-type="string">
            <text:p>Veneto</text:p>
          </table:table-cell>
          <table:table-cell office:value-type="string">
            <text:p><text:a xlink:href="https://salute.regione.veneto.it/servizi/situazione-nei-pronto-soccorso">https://salute.regione.veneto.it/servizi/situazione-nei-pronto-soccorso</text:a></text:p>
          </table:table-cell>
          <table:table-cell/>
          <table:table-cell office:value-type="string">
            <text:p>E' possibile richiamare per singola provincia usando chiamate come questa </text:p>
            <text:p/>
            <text:p><text:a xlink:href="https://salute.regione.veneto.it/servizi/situazione-nei-pronto-soccorso?p_p_id=PRONTOSOCCORSO_WAR_portalprontosoccorso_INSTANCE_o0QZ&amp;p_p_lifecycle=1&amp;p_p_state=normal&amp;p_p_mode=view&amp;p_p_col_id=column-3&amp;p_p_col_count=1&amp;provincia=PD">https://salute.regione.veneto.it/servizi/situazione-nei-pronto-soccorso?p_p_id=PRONTOSOCCORSO_WAR_portalprontosoccorso_INSTANCE_o0QZ&amp;p_p_lifecycle=1&amp;p_p_state=normal&amp;p_p_mode=view&amp;p_p_col_id=column-3&amp;p_p_col_count=1&amp;provincia=PD</text:a></text:p>
            <text:p/>
            <text:p>E volendo anche paginare </text:p>
            <text:p/>
            <text:p>https://salute.regione.veneto.it/servizi/situazione-nei-pronto-soccorso?p_p_id=PRONTOSOCCORSO_WAR_portalprontosoccorso_INSTANCE_o0QZ&amp;p_p_lifecycle=1&amp;p_p_state=normal&amp;p_p_mode=view&amp;p_p_col_id=column-3&amp;p_p_col_count=1&amp;provincia=PD&amp;page=2</text:p>
            <text:p/>
            <text:p/>
            <text:p>Forse è più semplice fare delel chiamate in POST usando PV e il nome del singolo PS</text:p>
            <text:p/>
            <text:p/>
          </table:table-cell>
        </table:table-row>
        <table:table-row table:style-name="ro3">
          <table:table-cell office:value-type="string">
            <text:p>Conegliano – Vittorio Veneto</text:p>
          </table:table-cell>
          <table:table-cell office:value-type="string">
            <text:p><text:a xlink:href="https://www.ulss7.it/pronto-soccorso-on-line">https://www.ulss7.it/pronto-soccorso-on-line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3">
          <table:table-cell office:value-type="string">
            <text:p>ASST Mantova</text:p>
          </table:table-cell>
          <table:table-cell office:value-type="string">
            <text:p><text:a xlink:href="http://monitorps.asst-mantova.it/sa4psm/restrict/menuPsmHMN.do?MVPG=PsmHMNPresidi">http://monitorps.asst-mantova.it/sa4psm/restrict/menuPsmHMN.do?MVPG=PsmHMNPresidi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lta padovana</text:p>
          </table:table-cell>
          <table:table-cell office:value-type="string">
            <text:p><text:a xlink:href="https://ro.ulss15.pd.it/psolive/">https://ro.ulss15.pd.it/psolive/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rea metropolitana Bologna</text:p>
          </table:table-cell>
          <table:table-cell office:value-type="string">
            <text:p><text:a xlink:href="http://www.salute.bologna.it/index.php?p=elencoProntoSoccorso">http://www.salute.bologna.it/index.php?p=elencoProntoSoccorso</text:a>#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zienda Ospedaliere Universitaria Senese</text:p>
          </table:table-cell>
          <table:table-cell office:value-type="string">
            <text:p><text:a xlink:href="http://www.ao-siena.toscana.it/index.php/pronto-soccorso">http://www.ao-siena.toscana.it/index.php/pronto-soccorso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USL 11 Toscana</text:p>
          </table:table-cell>
          <table:table-cell office:value-type="string">
            <text:p><text:a xlink:href="http://www.usl11.toscana.it/pronto_soccorso_info.php">http://www.usl11.toscana.it/pronto_soccorso_info.php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3">
          <table:table-cell office:value-type="string">
            <text:p>Azienda Sanitaria Firenze</text:p>
          </table:table-cell>
          <table:table-cell office:value-type="string">
            <text:p><text:a xlink:href="http://www.asf.toscana.it/index.php?option=com_wrapper&amp;view=wrapper&amp;Itemid=99">http://www.asf.toscana.it/index.php?option=com_wrapper&amp;view=wrapper&amp;Itemid=99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3">
          <table:table-cell office:value-type="string">
            <text:p>Sardegna</text:p>
          </table:table-cell>
          <table:table-cell office:value-type="string">
            <text:p><text:a xlink:href="http://monitorps.sardegnasalute.it/monitorps/">http://monitorps.sardegnasalute.it/monitorps/</text:a> <text:s/>---- <text:s/><text:a xlink:href="http://monitorps.sardegnasalute.it/monitorps/MonitorServlet?page=mappa">http://monitorps.sardegnasalute.it/monitorps/MonitorServlet?page=mappa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Ospedale Civco Palermo</text:p>
          </table:table-cell>
          <table:table-cell office:value-type="string">
            <text:p><text:a xlink:href="http://www.arnascivico.it/index.php/assistenza-ospedaliera/3415-attesa-al-pronto-soccorso">http://www.arnascivico.it/index.php/assistenza-ospedaliera/3415-attesa-al-pronto-soccorso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SST Valle olona</text:p>
          </table:table-cell>
          <table:table-cell office:value-type="string">
            <text:p><text:a xlink:href="http://www.aobusto.it/tempi-di-attesa-pronto-soccorso">http://www.aobusto.it/tempi-di-attesa-pronto-soccorso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USL 4 Prato</text:p>
          </table:table-cell>
          <table:table-cell office:value-type="string">
            <text:p><text:a xlink:href="http://prontosoccorso.usl4.toscana.it/attesa/home.asp">http://prontosoccorso.usl4.toscana.it/attesa/home.asp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Livorno</text:p>
          </table:table-cell>
          <table:table-cell office:value-type="string">
            <text:p><text:a xlink:href="http://pagineps.usl6.toscana.it/ListaPS.sav.1/mkLista.do?codCentro=50311">http://pagineps.usl6.toscana.it/ListaPS.sav.1/mkLista.do?codCentro=50311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Lucca</text:p>
          </table:table-cell>
          <table:table-cell office:value-type="string">
            <text:p><text:a xlink:href="http://www.usl2.toscana.it/attivita_pronto_soccorso5.php?presidio=pdl">http://www.usl2.toscana.it/attivita_pronto_soccorso5.php?presidio=pdl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zienda Ospedaliera Universitaria Careggi</text:p>
          </table:table-cell>
          <table:table-cell office:value-type="string">
            <text:p><text:a xlink:href="http://www.aou-careggi.toscana.it/internet/index.php?option=com_content&amp;view=article&amp;id=865&amp;lang=it">http://www.aou-careggi.toscana.it/internet/index.php?option=com_content&amp;view=article&amp;id=865&amp;lang=it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Trento</text:p>
          </table:table-cell>
          <table:table-cell office:value-type="string">
            <text:p><text:a xlink:href="https://servizi.apss.tn.it/statops/">https://servizi.apss.tn.it/statops/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Veneto orientale ulss10</text:p>
          </table:table-cell>
          <table:table-cell office:value-type="string">
            <text:p><text:a xlink:href="http://www.ulss10.veneto.it/sites/default/files/ps/psonline.html">http://www.ulss10.veneto.it/sites/default/files/ps/psonline.html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2">
          <table:table-cell office:value-type="string">
            <text:p>Caserta</text:p>
          </table:table-cell>
          <table:table-cell office:value-type="string">
            <text:p><text:a xlink:href="http://www.ospedale.caserta.it/triage.html">http://www.ospedale.caserta.it/triage.html</text:a></text:p>
            <text:p/>
          </table:table-cell>
          <table:table-cell office:value-type="string">
            <text:p><text:s/><text:a xlink:href="http://94.94.170.123:8833/ps/Codici">http://94.94.170.123:8833/ps/Codici</text:a></text:p>
          </table:table-cell>
          <table:table-cell/>
        </table:table-row>
        <table:table-row table:style-name="ro4">
          <table:table-cell office:value-type="string">
            <text:p>Gaslini Genova</text:p>
          </table:table-cell>
          <table:table-cell office:value-type="string">
            <text:p><text:a xlink:href="http://www.gaslini.org/TriagePub/">http://www.gaslini.org/TriagePub/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ASL 5 Spezzino</text:p>
          </table:table-cell>
          <table:table-cell office:value-type="string">
            <text:p><text:a xlink:href="http://www.asl5.liguria.it/pslive/Default.aspx">http://www.asl5.liguria.it/pslive/Default.aspx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  <table:table-row table:style-name="ro4">
          <table:table-cell office:value-type="string">
            <text:p>Meyer</text:p>
          </table:table-cell>
          <table:table-cell office:value-type="string">
            <text:p><text:a xlink:href="http://www.meyer.it/index.php/cura-e-assistenza/pronto-soccorso">http://www.meyer.it/index.php/cura-e-assistenza/pronto-soccorso</text:a></text:p>
          </table:table-cell>
          <table:table-cell/>
          <table:table-cell office:value-type="string">
            <text:p>Non si riesce a recuprare la chiamata per avere i da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28/02/2017</text:date>, <text:time>17.46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15M59S</meta:editing-duration>
    <meta:editing-cycles>21</meta:editing-cycles>
    <meta:generator>OpenOffice.org/3.3$Win32 OpenOffice.org_project/330m20$Build-9567</meta:generator>
    <dc:date>2017-02-28T17:46:20.84</dc:date>
    <dc:creator>Cesare Gerbino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